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2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3|knows_power_strike_3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|knows_shield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3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5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a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dale_light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light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_good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_good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itm_dale_light_a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itm_dale_light_a,itm_leather_boots,itm_rohan_shoes,itm_arrows,itm_regular_bow,itm_dale_sword, 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itm_dale_light_a,itm_leather_boots,itm_rohan_shoes,itm_arrows,itm_regular_bow,itm_dale_sword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 itm_dale_helmet_b_good, </text:p>
          </table:table-cell>
          <table:table-cell table:style-name="ce18" office:value-type="string" calcext:value-type="string">
            <text:p>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 itm_dale_helmet_b_good, itm_dale_light_a_goo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 itm_dale_helmet_b_good, itm_dale_light_a_goo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</text:p>
          </table:table-cell>
          <table:table-cell table:style-name="ce18" office:value-type="string" calcext:value-type="string">
            <text:p>itm_dale_med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med_b,itm_leather_boots,itm_arrows,itm_dale_bow,itm_dale_sword, 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med_b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 itm_dale_helmet_d_good,</text:p>
          </table:table-cell>
          <table:table-cell table:style-name="ce18" office:value-type="string" calcext:value-type="string">
            <text:p>itm_dale_med_b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long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40)|wp(200)</text:p>
          </table:table-cell>
          <table:table-cell table:style-name="ce30" office:value-type="string" calcext:value-type="string">
            <text:p>knows_ironflesh_2|knows_power_draw_4|knows_power_strike_1|knows_athletics_3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, itm_dale_helmet_d_good,itm_dale_med_b_good,itm_leather_gloves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, itm_dale_helmet_d_good,itm_dale_med_b_good,itm_leather_gloves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c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c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c,itm_leather_boots,itm_dale_sword,itm_dale_sword_broad,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c,itm_leather_boots,itm_dale_sword,itm_dale_sword_broa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med_b,itm_leather_boots,itm_dale_pike,],attr_tier_3,wp_tier_3,knows_athletics_1|knows_power_strike_1|knows_ironflesh_1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med_b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b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b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b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1|knows_athletics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2|knows_athletics_1|knows_ironflesh_1|knows_power_strike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4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shield_2|knows_ironflesh_3|knows_power_strike_3|knows_power_throw_3|knows_horse_archery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itm_north_skullcap_good,itm_dale_med_a_good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itm_north_skullcap_good,itm_dale_med_a_good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5|knows_shield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draw_2|knows_power_strike_2|knows_ironflesh_1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draw_3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5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20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5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8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throw_3|knows_power_strike_6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5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4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2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2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5|knows_shield_2|knows_power_strike_6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good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c_good, itm_umb_armor_d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4|knows_power_strike_4|knows_ironflesh_3|knows_power_throw_6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a,itm_umb_shield_e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a, itm_umb_armor_b,itm_umb_armor_a_good, itm_umb_armor_b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good, itm_umb_armor_c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d_good, itm_umb_armor_c_goo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4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archery(110)|wp(100)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archery(135)| wp(110)</text:p>
          </table:table-cell>
          <table:table-cell table:style-name="ce30" office:value-type="string" calcext:value-type="string">
            <text:p>knows_riding_1|knows_athletics_6|knows_power_draw_5|knows_power_strike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7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30" office:value-type="string" calcext:value-type="string">
            <text:p>str_9| agi_8| int_4| cha_4|level(12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11| agi_9| int_4| cha_4|level(17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6|knows_power_strike_6|knows_power_throw_5|knows_ironflesh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5|knows_ironflesh_10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3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 style:data-style-name="N2" text:time-value="22:01:50.7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7-18T22:14:51.325000000</dc:date>
    <meta:editing-duration>PT22H32M57S</meta:editing-duration>
    <meta:editing-cycles>107</meta:editing-cycles>
    <meta:document-statistic meta:table-count="2" meta:cell-count="6622" meta:object-count="0"/>
  </office:meta>
</office:document-meta>
</file>